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7.216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2.9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9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0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3" style:family="paragraph" style:parent-style-name="Standard"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6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17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18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19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0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3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24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2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rsid="000c2826" officeooo:paragraph-rsid="00179303"/>
    </style:style>
    <style:style style:name="P26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2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e703c" officeooo:paragraph-rsid="001e703c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124079" style:font-name-asian="Times New Roman" style:font-size-asian="12pt" style:font-style-asian="normal" style:font-weight-asian="normal" style:font-name-complex="Times New Roman" style:font-size-complex="10pt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/>
    </style:style>
    <style:style style:name="T23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066c6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style:use-window-font-color="true" loext:opacity="0%" style:font-name="Times New Roman" fo:font-size="11pt" fo:language="fr" fo:country="FR" officeooo:rsid="001d831b" style:font-name-asian="Times New Roman" style:font-size-asian="11pt" style:font-name-complex="Times New Roman" style:font-size-complex="10pt"/>
    </style:style>
    <style:style style:name="T27" style:family="text">
      <style:text-properties style:text-underline-style="none" officeooo:rsid="0001da38"/>
    </style:style>
    <style:style style:name="T28" style:family="text">
      <style:text-properties officeooo:rsid="00122ece"/>
    </style:style>
    <style:style style:name="T29" style:family="text">
      <style:text-properties officeooo:rsid="001d831b"/>
    </style:style>
    <style:style style:name="T30" style:family="text">
      <style:text-properties fo:font-size="11pt" officeooo:rsid="0001da38" style:font-size-asian="11pt"/>
    </style:style>
    <style:style style:name="T3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/>
            <text:p text:style-name="P19">STAGE ANR MARITEM</text:p>
            <text:p text:style-name="P19">ENC M2 TNAH</text:p>
            <text:p text:style-name="P9"/>
            <text:p text:style-name="P9"/>
          </table:table-cell>
          <table:table-cell table:style-name="Table1.B1" office:value-type="string">
            <text:p text:style-name="P10"/>
            <text:p text:style-name="P11"/>
            <text:p text:style-name="P12">C.R. REUNION <text:span text:style-name="T29">4</text:span></text:p>
          </table:table-cell>
          <table:table-cell table:style-name="Table1.C1" table:number-columns-spanned="2" office:value-type="string">
            <text:p text:style-name="P14"/>
            <text:p text:style-name="P13">Date<text:tab/>: <text:span text:style-name="T28">23</text:span>/0<text:span text:style-name="T12">3</text:span>/20<text:span text:style-name="T12">21</text:span></text:p>
            <text:p text:style-name="P13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5"/>
            <text:p text:style-name="Standard"><text:span text:style-name="T2">Participants</text:span><text:span text:style-name="T1"> :</text:span><text:tab/></text:p>
            <text:p text:style-name="P22"><text:span text:style-name="T30">Mme </text:span><text:span text:style-name="T26">Mariotti</text:span><text:span text:style-name="T30">, Mr Tuloup</text:span></text:p>
            <text:p text:style-name="P20"/>
          </table:table-cell>
          <table:covered-table-cell/>
          <table:covered-table-cell/>
          <table:table-cell table:style-name="Table1.D2" office:value-type="string">
            <text:p text:style-name="P17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1"> : </text:span><text:span text:style-name="T22">Création du document ODD de référence pour le Manuscrit du Roi.</text:span></text:p>
            <text:p text:style-name="P3"><text:span text:style-name="T20">Prochaine réunion : </text:span><text:span text:style-name="T21">30/03/2021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23"><text:span text:style-name="T15">- </text:span><text:span text:style-name="T16">Echanges relatifs à </text:span><text:span text:style-name="T18">la création de l’ODD, sur le choix des balises du &lt;teiHeader&gt; ainsi que celles du &lt;body&gt;</text:span><text:span text:style-name="T16">.</text:span></text:p>
            <text:p text:style-name="P23"><text:span text:style-name="T16">- </text:span><text:span text:style-name="T19">Mises à jour des fichiers sur le dépôt Github.</text:span></text:p>
            <text:p text:style-name="P24"><text:span text:style-name="T17">- </text:span><text:span text:style-name="T19">Discussions sur le choix d’un index dans l’ODD</text:span></text:p>
            <text:p text:style-name="P8"><text:span text:style-name="T5">R</text:span><text:span text:style-name="T4">emarques</text:span><text:span text:style-name="T7"> </text:span><text:span text:style-name="T10">:</text:span><text:span text:style-name="T8"> </text:span></text:p>
            <text:p text:style-name="P27"><text:span text:style-name="T14">- Prochain point d’échange le 30/03/2021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27">:</text:span></text:p>
            <text:p text:style-name="P7"><text:span text:style-name="T9">- <text:s/></text:span><text:span text:style-name="T23">Inclusion des schémas métriques ainsi que de la forme mélodique dans l’ODD.</text:span></text:p>
            <text:p text:style-name="P7"><text:span text:style-name="T23"/></text:p>
            <text:p text:style-name="P7"><text:span text:style-name="T23">- </text:span><text:span text:style-name="T25">Avancer sur la rédaction de l’ODD (&lt;teiHeader&gt; et &lt;body&gt;) sur le modèle Modèle_odd du dépôt Github.</text:span></text:p>
            <text:p text:style-name="P25"><text:span text:style-name="T24"/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3-28T00:14:06.151303298</dc:date>
    <meta:print-date>2002-06-11T10:46:00</meta:print-date>
    <meta:editing-cycles>17</meta:editing-cycles>
    <meta:editing-duration>PT6H46M18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19" meta:word-count="121" meta:character-count="680" meta:non-whitespace-character-count="575"/>
  </office:meta>
</office:document-meta>
</file>